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8.15pt"/>
    </style:style>
    <style:style style:name="co49" style:family="table-column">
      <style:table-column-properties fo:break-before="auto" style:column-width="64.15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216.45pt"/>
    </style:style>
    <style:style style:name="co53" style:family="table-column">
      <style:table-column-properties fo:break-before="auto" style:column-width="54.91pt"/>
    </style:style>
    <style:style style:name="co54" style:family="table-column">
      <style:table-column-properties fo:break-before="auto" style:column-width="82.26pt"/>
    </style:style>
    <style:style style:name="co55" style:family="table-column">
      <style:table-column-properties fo:break-before="auto" style:column-width="44.19pt"/>
    </style:style>
    <style:style style:name="co56" style:family="table-column">
      <style:table-column-properties fo:break-before="auto" style:column-width="98.84pt"/>
    </style:style>
    <style:style style:name="co57" style:family="table-column">
      <style:table-column-properties fo:break-before="auto" style:column-width="122.06pt"/>
    </style:style>
    <style:style style:name="co58" style:family="table-column">
      <style:table-column-properties fo:break-before="auto" style:column-width="120.84pt"/>
    </style:style>
    <style:style style:name="co59" style:family="table-column">
      <style:table-column-properties fo:break-before="auto" style:column-width="145.76pt"/>
    </style:style>
    <style:style style:name="co60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1">
      <style:table-cell-properties style:rotation-align="none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1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30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1" table:default-cell-style-name="Default"/>
        <table:table-column table:style-name="co50" table:default-cell-style-name="Default"/>
        <table:table-column table:style-name="co50" table:default-cell-style-name="ce26"/>
        <table:table-column table:style-name="co51" table:default-cell-style-name="ce29"/>
        <table:table-column table:style-name="co51" table:default-cell-style-name="ce21"/>
        <table:table-column table:style-name="co52" table:default-cell-style-name="ce21"/>
        <table:table-column table:style-name="co52" table:default-cell-style-name="Default"/>
        <table:table-column table:style-name="co53" table:default-cell-style-name="ce18"/>
        <table:table-column table:style-name="co54" table:default-cell-style-name="Default"/>
        <table:table-column table:style-name="co55" table:default-cell-style-name="ce18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Yelp Rating</text:p>
          </table:table-cell>
          <table:table-cell table:style-name="ce6" office:value-type="string" calcext:value-type="string">
            <text:p># of Yelp 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Q3:.R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4];[.F4];[.H4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Q4:.R4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5];[.F5];[.H5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Q5:.R5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6];[.F6];[.H6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Q6:.R6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7];[.F7];[.H7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Q7:.R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8];[.F8];[.H8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3"/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Q8:.R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22"/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Q11:.R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Q12:.R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Q13:.R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Q14:.R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22"/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Q15:.R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22"/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Q16:.R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22"/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Q17:.R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table:style-name="ce50"/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Q20:.R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table:style-name="ce50"/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Q21:.R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table:style-name="ce50"/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Q22:.R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Q23:.R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3"/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Q24:.R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Q27:.R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Q28:.R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51"/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Q29:.R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Q30:.R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Q31:.R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8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table:style-name="ce50"/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Q34:.R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table:style-name="ce50"/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Q35:.R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table:style-name="ce50"/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Q36:.R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4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30" table:default-cell-style-name="ce8"/>
        <table:table-column table:style-name="co60" table:default-cell-style-name="ce8"/>
        <table:table-column table:style-name="co30" table:default-cell-style-name="ce8"/>
        <table:table-column table:style-name="co30" table:default-cell-style-name="ce19"/>
        <table:table-column table:style-name="co30" table:default-cell-style-name="ce22"/>
        <table:table-column table:style-name="co30" table:default-cell-style-name="ce19"/>
        <table:table-column table:style-name="co30" table:default-cell-style-name="ce8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070" calcext:value-type="currency">
            <text:p>$1,07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345" calcext:value-type="currency">
            <text:p>$1,345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995" calcext:value-type="float">
            <text:p>995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84" calcext:value-type="currency">
            <text:p>$1,384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408" calcext:value-type="currency">
            <text:p>$1,408</text:p>
          </table:table-cell>
          <table:table-cell office:value-type="float" office:value="912" calcext:value-type="float">
            <text:p>912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505" calcext:value-type="currency">
            <text:p>$1,505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639" calcext:value-type="currency">
            <text:p>$1,63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950" calcext:value-type="currency">
            <text:p>$1,950</text:p>
          </table:table-cell>
          <table:table-cell office:value-type="float" office:value="1181" calcext:value-type="float">
            <text:p>1,18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155" calcext:value-type="currency">
            <text:p>$2,155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2:05:01.028875263</dc:date>
    <meta:editing-duration>P15DT5H52M40S</meta:editing-duration>
    <meta:editing-cycles>214</meta:editing-cycles>
    <meta:generator>LibreOffice/5.1.6.2$Linux_X86_64 LibreOffice_project/10m0$Build-2</meta:generator>
    <meta:document-statistic meta:table-count="5" meta:cell-count="4476" meta:object-count="0"/>
  </office:meta>
</office:document-meta>
</file>